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E2E824A21492627B.png" manifest:media-type="image/png"/>
  <manifest:file-entry manifest:full-path="Pictures/10000201000002FD000000D92C57AE865E07F6CB.png" manifest:media-type="image/png"/>
  <manifest:file-entry manifest:full-path="Pictures/10000201000002A9000000C7A9A442D6B19B83C8.png" manifest:media-type="image/png"/>
  <manifest:file-entry manifest:full-path="Pictures/100002010000032800000109D2BB9395D733F3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b86" officeooo:paragraph-rsid="00156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int one to 10 numbers</text:p>
      <text:p text:style-name="P1"/>
      <text:p text:style-name="P1"/>
      <text:p text:style-name="P1"><draw:frame draw:style-name="fr2" draw:name="Image1" text:anchor-type="char" svg:width="17cm" svg:height="5.574cm" draw:z-index="0"><draw:image xlink:href="Pictures/100002010000032800000109D2BB9395D733F362.png" xlink:type="simple" xlink:show="embed" xlink:actuate="onLoad" loext:mime-type="image/png"/></draw:frame><draw:frame draw:style-name="fr1" draw:name="Image2" text:anchor-type="char" svg:x="0.083cm" svg:y="7.844cm" svg:width="17cm" svg:height="4.821cm" draw:z-index="1"><draw:image xlink:href="Pictures/10000201000002FD000000D92C57AE865E07F6CB.png" xlink:type="simple" xlink:show="embed" xlink:actuate="onLoad" loext:mime-type="image/png"/></draw:frame><text:s text:c="2"/></text:p>
      <text:p text:style-name="P1"/>
      <text:p text:style-name="P1"/>
      <text:p text:style-name="P1">find the largest programs</text:p>
      <text:p text:style-name="P1"/>
      <text:p text:style-name="P1">find average of the num</text:p>
      <text:p text:style-name="P1"><draw:frame draw:style-name="fr1" draw:name="Image4" text:anchor-type="char" svg:x="-0.848cm" svg:y="0.212cm" svg:width="12.307cm" svg:height="4.967cm" draw:z-index="2"><draw:image xlink:href="Pictures/10000201000002A9000000C7A9A442D6B19B83C8.png" xlink:type="simple" xlink:show="embed" xlink:actuate="onLoad" loext:mime-type="image/png"/></draw:frame><draw:frame draw:style-name="fr1" draw:name="Image3" text:anchor-type="char" svg:x="0.757cm" svg:y="6.119cm" svg:width="8.708cm" svg:height="4.845cm" draw:z-index="3"><draw:image xlink:href="Pictures/100002010000064000000384E2E824A2149262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56b86" officeooo:paragraph-rsid="00156b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hell program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23:39.668657326</meta:creation-date>
    <dc:date>2022-05-25T14:31:15.501754399</dc:date>
    <meta:editing-duration>PT7M36S</meta:editing-duration>
    <meta:editing-cycles>1</meta:editing-cycles>
    <meta:document-statistic meta:table-count="0" meta:image-count="4" meta:object-count="0" meta:page-count="1" meta:paragraph-count="5" meta:word-count="16" meta:character-count="87" meta:non-whitespace-character-count="73"/>
    <meta:generator>LibreOffice/6.4.7.2$Linux_X86_64 LibreOffice_project/40$Build-2</meta:generator>
  </office:meta>
</office:document-meta>
</file>